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にゃー？</text:p>
          </table:table-cell>
          <table:table-cell table:style-name="ce0"/>
          <table:table-cell table:style-name="ce0"/>
          <table:table-cell table:style-name="ce0" office:value-type="string">
            <text:p>Meow—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かにも、わしがこのヤマト村の長じゃ。」</text:p>
          </table:table-cell>
          <table:table-cell table:style-name="ce0"/>
          <table:table-cell table:style-name="ce0"/>
          <table:table-cell table:style-name="ce0" office:value-type="string">
            <text:p>Village Head
“Indeed, I am the Yamato Village Headman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何か用かな？」</text:p>
          </table:table-cell>
          <table:table-cell table:style-name="ce0"/>
          <table:table-cell table:style-name="ce0"/>
          <table:table-cell table:style-name="ce0" office:value-type="string">
            <text:p>Village Head
“What business do you have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はどこで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re's Gashkull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落ち付け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muko, sta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唐突に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lease excuse h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なんと、がしゃこうべの名を口にする者がおる
　とはな。」</text:p>
          </table:table-cell>
          <table:table-cell table:style-name="ce0"/>
          <table:table-cell table:style-name="ce0"/>
          <table:table-cell table:style-name="ce0" office:value-type="string">
            <text:p>Village Head
“My, did you say Gashkull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は封鎖して久しいというのにのう。」</text:p>
          </table:table-cell>
          <table:table-cell table:style-name="ce0"/>
          <table:table-cell table:style-name="ce0"/>
          <table:table-cell table:style-name="ce0" office:value-type="string">
            <text:p>Village Head
“I can't have heard that name since the old
coal mine was sealed away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を知って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know about Gashkull, mister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あ、知っているとも。」</text:p>
          </table:table-cell>
          <table:table-cell table:style-name="ce0"/>
          <table:table-cell table:style-name="ce0"/>
          <table:table-cell table:style-name="ce0" office:value-type="string">
            <text:p>Village Head
“That I do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つはわしら鉱夫から仕事を奪った憎き
　魔物。」</text:p>
          </table:table-cell>
          <table:table-cell table:style-name="ce0"/>
          <table:table-cell table:style-name="ce0"/>
          <table:table-cell table:style-name="ce0" office:value-type="string">
            <text:p>Village Head
“It is the abominable demon which stole away
the livelihoods of our mining-folk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忘れることなどできんよ。」</text:p>
          </table:table-cell>
          <table:table-cell table:style-name="ce0"/>
          <table:table-cell table:style-name="ce0"/>
          <table:table-cell table:style-name="ce0" office:value-type="string">
            <text:p>Village Head
“I could never forget its nam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仕事を奪われたとは、いった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tole away their livelihoods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わしは20年前まで、北にある炭鉱で仕事を
　しておった。」</text:p>
          </table:table-cell>
          <table:table-cell table:style-name="ce0"/>
          <table:table-cell table:style-name="ce0"/>
          <table:table-cell table:style-name="ce0" office:value-type="string">
            <text:p>Village Head
“Up until twenty years ago, the mine to the
north is how I put food on the tabl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最初は石炭しか採れなかったが、奥へ掘り
　進むと貴重な鉱石も出てくるようになった。」</text:p>
          </table:table-cell>
          <table:table-cell table:style-name="ce0"/>
          <table:table-cell table:style-name="ce0"/>
          <table:table-cell table:style-name="ce0" office:value-type="string">
            <text:p>Village Head
“At first I'd only mine for coal, but as I dug
further in I started to find precious stones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採掘できる鉱石はどれも上質な逸品ばかりで、
　わしはこの仕事が生きがいじゃったよ。」</text:p>
          </table:table-cell>
          <table:table-cell table:style-name="ce0"/>
          <table:table-cell table:style-name="ce0"/>
          <table:table-cell table:style-name="ce0" office:value-type="string">
            <text:p>Village Head
“All of those gemstones I mined were fine
articles of the highest quality, and soon became
what I lived for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ゆくゆくは、その鉱石を世界規模で流通させ、
　東部をより豊かに強い地域へと発展させるのが
　わしの夢じゃった。」</text:p>
          </table:table-cell>
          <table:table-cell table:style-name="ce0"/>
          <table:table-cell table:style-name="ce0"/>
          <table:table-cell table:style-name="ce0" office:value-type="string">
            <text:p>Village Head
“It became my dream to one day spread those
stones all over the world and bring prosperity
and strength to this continent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だがある時、がしゃこうべが炭鉱に現れる
　ようになった。」</text:p>
          </table:table-cell>
          <table:table-cell table:style-name="ce0"/>
          <table:table-cell table:style-name="ce0"/>
          <table:table-cell table:style-name="ce0" office:value-type="string">
            <text:p>Village Head
“Until one day, when it started to appear.
Gashkull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それから仲間の鉱夫たちは恐れをなして次々と
　仕事をやめていった。」</text:p>
          </table:table-cell>
          <table:table-cell table:style-name="ce0"/>
          <table:table-cell table:style-name="ce0"/>
          <table:table-cell table:style-name="ce0" office:value-type="string">
            <text:p>Village Head
“One by one, my fellow miners quit their jobs
out of fear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わしは最後まで仕事を手放したくなかったゆえ、
　護衛を雇って採掘を続けたが、がしゃこうべは
　非常に強力な魔物。」</text:p>
          </table:table-cell>
          <table:table-cell table:style-name="ce0"/>
          <table:table-cell table:style-name="ce0"/>
          <table:table-cell table:style-name="ce0" office:value-type="string">
            <text:p>Village Head
“As for me, I refused to let go. I even hired
a security detail to escort me through the
mines. But Gashkull was far too strong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がて護衛を引き受けてくれる傭兵もいなく
　なり、涙を呑んで炭鉱を封鎖したんじゃよ。」</text:p>
          </table:table-cell>
          <table:table-cell table:style-name="ce0"/>
          <table:table-cell table:style-name="ce0"/>
          <table:table-cell table:style-name="ce0" office:value-type="string">
            <text:p>Village Head
“When even my mercenaries dropped out, I had
to bite the bullet and seal off the mines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つの名を口にすると悔しさで心が痛む。
　語り継ぐこともしなかったゆえ、今やあの
　魔物を知る者もいないと思っていたのじゃが。」</text:p>
          </table:table-cell>
          <table:table-cell table:style-name="ce0"/>
          <table:table-cell table:style-name="ce0"/>
          <table:table-cell table:style-name="ce0" office:value-type="string">
            <text:p>Village Head
“Just hearing its name fills my heart with
anguish. I never spoke about it again, so I never
thought I'd hear anyone bring it up now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は、現世に復活した煉絶の姫君を討伐
すべく旅をする者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on a mission to prevent the Duchess of
Hellfire from taking over this world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訳あって、がしゃこうべの牙を必要としている。</text:p>
          </table:table-cell>
          <table:table-cell table:style-name="ce0"/>
          <table:table-cell table:style-name="ce0"/>
          <table:table-cell table:style-name="ce0" office:value-type="string">
            <text:p>It's rather hard to explain, but we need to
retrieve Gashkull's tusk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北の炭鉱とやらへ行けば遭遇できるのだな？</text:p>
          </table:table-cell>
          <table:table-cell table:style-name="ce0"/>
          <table:table-cell table:style-name="ce0"/>
          <table:table-cell table:style-name="ce0" office:value-type="string">
            <text:p>Will we be able to find Gashkull in those mines
to the north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何を考えておる！　馬鹿なマネはよすんじゃ！」</text:p>
          </table:table-cell>
          <table:table-cell table:style-name="ce0"/>
          <table:table-cell table:style-name="ce0"/>
          <table:table-cell table:style-name="ce0" office:value-type="string">
            <text:p>Village Head
“What the bloody hell are you talking about?
Enough monkey business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を封鎖した後も、幾度となく屈強な
　冒険者が貴重な鉱石を目当てに炭鉱へと
　消えて行ったが、みな返り討ちにされとる！」</text:p>
          </table:table-cell>
          <table:table-cell table:style-name="ce0"/>
          <table:table-cell table:style-name="ce0"/>
          <table:table-cell table:style-name="ce0" office:value-type="string">
            <text:p>Village Head
“Not only is it blocked off, but many a brawny
adventurer have stepped foot inside only to
come back hurt and empty-handed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主らに何ができると言う！」</text:p>
          </table:table-cell>
          <table:table-cell table:style-name="ce0"/>
          <table:table-cell table:style-name="ce0"/>
          <table:table-cell table:style-name="ce0" office:value-type="string">
            <text:p>Village Head
“As if you little punks could do any better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大丈夫です！　わたし達は熾天少女です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okay! After all, we're the Heavenly Maidens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ボッコボコにしちゃう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beat it silly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シテンショウジョ？　なんじゃそれは・・・？」</text:p>
          </table:table-cell>
          <table:table-cell table:style-name="ce0"/>
          <table:table-cell table:style-name="ce0"/>
          <table:table-cell table:style-name="ce0" office:value-type="string">
            <text:p>Village Head
“Heavenly whats, now? What are those...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旅団か何かか？」</text:p>
          </table:table-cell>
          <table:table-cell table:style-name="ce0"/>
          <table:table-cell table:style-name="ce0"/>
          <table:table-cell table:style-name="ce0" office:value-type="string">
            <text:p>Village Head
“Are you some kind of troupe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・・・熾天少女をご存じないの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... haven't you heard of the Heavenly
Maiden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む・・・東部ではあまり知られていない伝承
なの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.. it might not be a very well known legend
in the Eastland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わたし達は強いから大丈夫なんです！
信じてくださ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the point is that we're super strong!
Believe you m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無駄じゃ。　どちらにせよ、今は炭鉱には
　入れんよ。」</text:p>
          </table:table-cell>
          <table:table-cell table:style-name="ce0"/>
          <table:table-cell table:style-name="ce0"/>
          <table:table-cell table:style-name="ce0" office:value-type="string">
            <text:p>Village Head
“Impossible. In any case, there's no way to
get into the mines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無謀な冒険者が後を絶たないゆえ、入口に
　厳重な錠を施したんじゃ。」</text:p>
          </table:table-cell>
          <table:table-cell table:style-name="ce0"/>
          <table:table-cell table:style-name="ce0"/>
          <table:table-cell table:style-name="ce0" office:value-type="string">
            <text:p>Village Head
“Because of the endless supply of reckless
thrill-seekers like you, the entrance was
locked tight with a heavy-duty padlock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象が一晩中体当たりしたって壊れんぞ。」</text:p>
          </table:table-cell>
          <table:table-cell table:style-name="ce0"/>
          <table:table-cell table:style-name="ce0"/>
          <table:table-cell table:style-name="ce0" office:value-type="string">
            <text:p>Village Head
“It wouldn't break if an elephant spent an entire
night slamming into it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錠の鍵はどこにあ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where can we find the key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南にある“修羅塔”の頂上に安置してある。」</text:p>
          </table:table-cell>
          <table:table-cell table:style-name="ce0"/>
          <table:table-cell table:style-name="ce0"/>
          <table:table-cell table:style-name="ce0" office:value-type="string">
            <text:p>Village Head
“It's enshrined at the top of Asura Tower, to
the south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誰も手を触れることはできんじゃろう。」</text:p>
          </table:table-cell>
          <table:table-cell table:style-name="ce0"/>
          <table:table-cell table:style-name="ce0"/>
          <table:table-cell table:style-name="ce0" office:value-type="string">
            <text:p>Village Head
“It's beyond anyone's reach, ther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よし、分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unds like we have our next objectiv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、待て！　どうする気じゃ？」</text:p>
          </table:table-cell>
          <table:table-cell table:style-name="ce0"/>
          <table:table-cell table:style-name="ce0"/>
          <table:table-cell table:style-name="ce0" office:value-type="string">
            <text:p>Village Head
“W-Wait! What exactly are you planning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さか・・・」</text:p>
          </table:table-cell>
          <table:table-cell table:style-name="ce0"/>
          <table:table-cell table:style-name="ce0"/>
          <table:table-cell table:style-name="ce0" office:value-type="string">
            <text:p>Village Head
“Don't tell me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鍵を入手し、炭鉱の錠を解除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obtain the key, and unlock the padlock
sealing the min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悪い事は言わん、やめるんじゃ！」</text:p>
          </table:table-cell>
          <table:table-cell table:style-name="ce0"/>
          <table:table-cell table:style-name="ce0"/>
          <table:table-cell table:style-name="ce0" office:value-type="string">
            <text:p>Village Head
“Nonsense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修羅塔はもともと若者が武術を心得るために
　建てた塔じゃが、今は魔物の巣窟となって
　おる！」</text:p>
          </table:table-cell>
          <table:table-cell table:style-name="ce0"/>
          <table:table-cell table:style-name="ce0"/>
          <table:table-cell table:style-name="ce0" office:value-type="string">
            <text:p>Village Head
“Asura Tower was originally built by a bunch
of young'uns as a place to master martial arts,
but now it's just a hangout for demons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よほどの腕前と人数が揃わなければ頂上へ
　辿り着くことなどできはせん！」</text:p>
          </table:table-cell>
          <table:table-cell table:style-name="ce0"/>
          <table:table-cell table:style-name="ce0"/>
          <table:table-cell table:style-name="ce0" office:value-type="string">
            <text:p>Village Head
“It can't be scaled without a small army of
skilled warriors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。　貴殿は炭鉱に錠をかけた後、その鍵を
廃棄することもできたはず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isten—I'm sure you could have disposed of
the key after locking up the mine's entranc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むしろその方がより確実に、永久的に炭鉱を
封鎖することができただろう。</text:p>
          </table:table-cell>
          <table:table-cell table:style-name="ce0"/>
          <table:table-cell table:style-name="ce0"/>
          <table:table-cell table:style-name="ce0" office:value-type="string">
            <text:p>That is to say, you could have truly sealed it
away for eternit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それをせず、鍵を塔へと安置した。</text:p>
          </table:table-cell>
          <table:table-cell table:style-name="ce0"/>
          <table:table-cell table:style-name="ce0"/>
          <table:table-cell table:style-name="ce0" office:value-type="string">
            <text:p>Instead, you enshrined the key within the
towe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は貴殿が、炭鉱への情熱を今もなお捨て
切れていないためだ。</text:p>
          </table:table-cell>
          <table:table-cell table:style-name="ce0"/>
          <table:table-cell table:style-name="ce0"/>
          <table:table-cell table:style-name="ce0" office:value-type="string">
            <text:p>Even now, you haven't abandoned your
passion for those mine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・・・！！」</text:p>
          </table:table-cell>
          <table:table-cell table:style-name="ce0"/>
          <table:table-cell table:style-name="ce0"/>
          <table:table-cell table:style-name="ce0" office:value-type="string">
            <text:p>Village Head
“...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一度はあきらめた夢を次代へ繋ぎ、育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've been fostering your dreams all this
time with the intention of passing it to the
next generatio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貴殿には、そのチャンスがまだある。</text:p>
          </table:table-cell>
          <table:table-cell table:style-name="ce0"/>
          <table:table-cell table:style-name="ce0"/>
          <table:table-cell table:style-name="ce0" office:value-type="string">
            <text:p>You still have a chanc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の目的はがしゃこうべの牙の調達だが、
そんな我々でもよければ、その夢を懸けて
みてはくれないか。</text:p>
          </table:table-cell>
          <table:table-cell table:style-name="ce0"/>
          <table:table-cell table:style-name="ce0"/>
          <table:table-cell table:style-name="ce0" office:value-type="string">
            <text:p>Our objective is to secure Gashkull's tusk,
but—if it's all right with you—why don't you
leave your dream with u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・・・・・・。」</text:p>
          </table:table-cell>
          <table:table-cell table:style-name="ce0"/>
          <table:table-cell table:style-name="ce0"/>
          <table:table-cell table:style-name="ce0" office:value-type="string">
            <text:p>Village Head
“...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ひとつだけ約束してほしい。」</text:p>
          </table:table-cell>
          <table:table-cell table:style-name="ce0"/>
          <table:table-cell table:style-name="ce0"/>
          <table:table-cell table:style-name="ce0" office:value-type="string">
            <text:p>Village Head
“Promise me one thing, kid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何だ。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What?</text:p>
          </table:table-cell>
          <table:table-cell table:style-name="ce0" office:value-type="string">
            <text:p>What?</text:p>
          </table:table-cell>
          <table:table-cell table:number-columns-repeated="1019"/>
        </table:table-row>
        <table:table-row>
          <table:table-cell table:style-name="ce0" office:value-type="string">
            <text:p>村長
「必ず、必ず五体満足で帰ってくること。」</text:p>
          </table:table-cell>
          <table:table-cell table:style-name="ce0"/>
          <table:table-cell table:style-name="ce0"/>
          <table:table-cell table:style-name="ce0" office:value-type="string">
            <text:p>Village Head
“Come back in one piec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夢を育てるのは心。　しかし叶えるのは
　体じゃ。」</text:p>
          </table:table-cell>
          <table:table-cell table:style-name="ce0"/>
          <table:table-cell table:style-name="ce0"/>
          <table:table-cell table:style-name="ce0" office:value-type="string">
            <text:p>Village Head
“It is the heart that holds one's dreams; but
the body which achieves them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確証が無いので約束はできないが、善処
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take all necessary measures, although I
can't prove i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ふっ！　ふぁっはっはっはっは！！」</text:p>
          </table:table-cell>
          <table:table-cell table:style-name="ce0"/>
          <table:table-cell table:style-name="ce0"/>
          <table:table-cell table:style-name="ce0" office:value-type="string">
            <text:p>Village Head
“Ha! Wahahahahaha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馬鹿正直な男じゃ！　気にいったぞ！！
　はーーっはっはっは！！」</text:p>
          </table:table-cell>
          <table:table-cell table:style-name="ce0"/>
          <table:table-cell table:style-name="ce0"/>
          <table:table-cell table:style-name="ce0" office:value-type="string">
            <text:p>Village Head
“Honest to a fault, aren't you? I love it!!
Waahahahahaha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“修羅塔”は、村の南にある“伐採場”を
　抜ければすぐに着く。」</text:p>
          </table:table-cell>
          <table:table-cell table:style-name="ce0"/>
          <table:table-cell table:style-name="ce0"/>
          <table:table-cell table:style-name="ce0" office:value-type="string">
            <text:p>Village Head
“You can find Asura Tower past the lumber
yard, which is south of the villag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迷うことはないじゃろう。」</text:p>
          </table:table-cell>
          <table:table-cell table:style-name="ce0"/>
          <table:table-cell table:style-name="ce0"/>
          <table:table-cell table:style-name="ce0" office:value-type="string">
            <text:p>Village Head
“You couldn't possibly miss it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さん、ありがと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nks, Mr. Headman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礼を言うのはこっちじゃ。　おぬしらに期待
　して待っておるぞ！」</text:p>
          </table:table-cell>
          <table:table-cell table:style-name="ce0"/>
          <table:table-cell table:style-name="ce0"/>
          <table:table-cell table:style-name="ce0" office:value-type="string">
            <text:p>Village Head
“I should be the one thanking you. Don't
disappoint me, now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言っておくが、修羅塔は容易に攻略できる
　塔ではないぞ。」</text:p>
          </table:table-cell>
          <table:table-cell table:style-name="ce0" office:value-type="string">
            <text:p>Talk again</text:p>
          </table:table-cell>
          <table:table-cell table:style-name="ce0"/>
          <table:table-cell table:style-name="ce0" office:value-type="string">
            <text:p>Village Head
“Believe me, scaling Asura Tower won't be
easy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挑むなら、全力を尽くすことじゃ。」</text:p>
          </table:table-cell>
          <table:table-cell table:style-name="ce0"/>
          <table:table-cell table:style-name="ce0"/>
          <table:table-cell table:style-name="ce0" office:value-type="string">
            <text:p>Village Head
“If you're going to give it a try, you'd better
give it 110%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それは・・・まぎれもない！」</text:p>
          </table:table-cell>
          <table:table-cell table:style-name="ce0" office:value-type="string">
            <text:p>After tower</text:p>
          </table:table-cell>
          <table:table-cell table:style-name="ce0"/>
          <table:table-cell table:style-name="ce0" office:value-type="string">
            <text:p>Village Head
“That's... there's no mistaking it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の鍵じゃ！！」</text:p>
          </table:table-cell>
          <table:table-cell table:style-name="ce0"/>
          <table:table-cell table:style-name="ce0"/>
          <table:table-cell table:style-name="ce0" office:value-type="string">
            <text:p>Village Head
“It's the key to the coal mines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楽勝だった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asy as pi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修羅塔の頂上で回収して来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recovered it from the top of Asura Towe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実力を認めてもらえるな。</text:p>
          </table:table-cell>
          <table:table-cell table:style-name="ce0"/>
          <table:table-cell table:style-name="ce0"/>
          <table:table-cell table:style-name="ce0" office:value-type="string">
            <text:p>Will this help you place your faith in u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ったく驚いたわい・・・」</text:p>
          </table:table-cell>
          <table:table-cell table:style-name="ce0"/>
          <table:table-cell table:style-name="ce0"/>
          <table:table-cell table:style-name="ce0" office:value-type="string">
            <text:p>Village Head
“I can't believe it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こんなにも早く、あの修羅塔を攻略しよるとは
　のう！」</text:p>
          </table:table-cell>
          <table:table-cell table:style-name="ce0"/>
          <table:table-cell table:style-name="ce0"/>
          <table:table-cell table:style-name="ce0" office:value-type="string">
            <text:p>Village Head
“You scaled Asura Tower... and so quickly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へ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ohoh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炭鉱に入れま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will we be able to get into the coal mines
with thi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あ、入れるとも。」</text:p>
          </table:table-cell>
          <table:table-cell table:style-name="ce0"/>
          <table:table-cell table:style-name="ce0"/>
          <table:table-cell table:style-name="ce0" office:value-type="string">
            <text:p>Village Head
“Indeed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じゃが・・・相手は、あのがしゃこうべ・・・」</text:p>
          </table:table-cell>
          <table:table-cell table:style-name="ce0"/>
          <table:table-cell table:style-name="ce0"/>
          <table:table-cell table:style-name="ce0" office:value-type="string">
            <text:p>Village Head
“Although... you'll be up against that thing...
Gashkull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一筋縄ではいかん敵じゃぞ・・・」</text:p>
          </table:table-cell>
          <table:table-cell table:style-name="ce0"/>
          <table:table-cell table:style-name="ce0"/>
          <table:table-cell table:style-name="ce0" office:value-type="string">
            <text:p>Village Head
“It'll be no ordinary foe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強敵なのは承知の上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preciate that it is a highly powerful
creatur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も勝機の無い相手だと判断した場合は
速やかに撤退する。</text:p>
          </table:table-cell>
          <table:table-cell table:style-name="ce0"/>
          <table:table-cell table:style-name="ce0"/>
          <table:table-cell table:style-name="ce0" office:value-type="string">
            <text:p>I promise that we'll withdraw if I determine
that we have no chance of winning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、撤退しても諦めるわけではない。</text:p>
          </table:table-cell>
          <table:table-cell table:style-name="ce0"/>
          <table:table-cell table:style-name="ce0"/>
          <table:table-cell table:style-name="ce0" office:value-type="string">
            <text:p>But that doesn't mean we'll give up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作戦を立てて再挑戦できます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ll just have to go back to the drawing
board and try agai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い意気込みじゃ！」</text:p>
          </table:table-cell>
          <table:table-cell table:style-name="ce0"/>
          <table:table-cell table:style-name="ce0"/>
          <table:table-cell table:style-name="ce0" office:value-type="string">
            <text:p>Village Head
“You're full of pep, aren't you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主らなら、うまくやってくれそうな気がして
　きたぞ！」</text:p>
          </table:table-cell>
          <table:table-cell table:style-name="ce0"/>
          <table:table-cell table:style-name="ce0"/>
          <table:table-cell table:style-name="ce0" office:value-type="string">
            <text:p>Village Head
“I'm sure you kids will get it done with an
attitude like that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ちろんですと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b-so-lutely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炭鉱へはどうやって行けばいい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how do we get to the coal mine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ずは村を西へ出て港へ行くのじゃ。」</text:p>
          </table:table-cell>
          <table:table-cell table:style-name="ce0"/>
          <table:table-cell table:style-name="ce0"/>
          <table:table-cell table:style-name="ce0" office:value-type="string">
            <text:p>Village Head
“First, you must leave the village through
the exit to the west, and go to the port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港から北へ伸びる公道を進み、あとは東へ
　道なりに進めば山へ着く。」</text:p>
          </table:table-cell>
          <table:table-cell table:style-name="ce0"/>
          <table:table-cell table:style-name="ce0"/>
          <table:table-cell table:style-name="ce0" office:value-type="string">
            <text:p>Village Head
“Take the path north from the port, and take
a right. That'll take you to the mountains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山を登って行けば、やがて炭鉱の入り口が
　見えてくるじゃろう。」</text:p>
          </table:table-cell>
          <table:table-cell table:style-name="ce0"/>
          <table:table-cell table:style-name="ce0"/>
          <table:table-cell table:style-name="ce0" office:value-type="string">
            <text:p>Village Head
“If you scale the mountains, you'll eventually
get to the entrance of the mines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了解した。　早速向かう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 We'll depart immediatel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hoooh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頼んだぞ、若者たちよ！」</text:p>
          </table:table-cell>
          <table:table-cell table:style-name="ce0"/>
          <table:table-cell table:style-name="ce0"/>
          <table:table-cell table:style-name="ce0" office:value-type="string">
            <text:p>Village Head
“I'm relying on you kids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へ行くには、まずは村を西へ出て港へ
　向かうのじゃ。」</text:p>
          </table:table-cell>
          <table:table-cell table:style-name="ce0"/>
          <table:table-cell table:style-name="ce0"/>
          <table:table-cell table:style-name="ce0" office:value-type="string">
            <text:p>Village Head
“To get to the coal mines, you must first head
west out of the village towards the port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で採掘作業を再開するには、まだ色々な
　課題が残っておる。」</text:p>
          </table:table-cell>
          <table:table-cell table:style-name="ce0"/>
          <table:table-cell table:style-name="ce0"/>
          <table:table-cell table:style-name="ce0" office:value-type="string">
            <text:p>Village Head
“There are still many problems we have to
solve before we can get the coal mines up
and running again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じゃが、一つ一つ問題を解決していけば、
　その分だけ確実に夢へ近づくことができる。」</text:p>
          </table:table-cell>
          <table:table-cell table:style-name="ce0"/>
          <table:table-cell table:style-name="ce0"/>
          <table:table-cell table:style-name="ce0" office:value-type="string">
            <text:p>Village Head
“However, if we tackle those problems one-
by-one, I'm sure I'll be able to achieve my
dream one day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りがとう、本当にありがとう。」</text:p>
          </table:table-cell>
          <table:table-cell table:style-name="ce0"/>
          <table:table-cell table:style-name="ce0"/>
          <table:table-cell table:style-name="ce0" office:value-type="string">
            <text:p>Village Head
“Thank you so much for everything you've
don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HPキャンディ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HP Candy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HPキャンディ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HP Candy】 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攻撃チョコ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Strength Choco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攻撃チョコ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Strength Choco】 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防御クッキー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Defense Cookie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防御クッキー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Defense Cookie】 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技術チュロ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Finesse Churo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技術チュロ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Finesse Churo】 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敏捷チップ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Agility Chips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敏捷チップ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Agility Chips】 ×1,
but your inventory is full!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